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4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 Ponte Entrópica: O Acoplamento <text:span text:style-name="T1">$\nu_X$</text:span> e o Limite de Bekenstein</text:h>
      <text:p text:style-name="P2">A estabilidade de um sistema em massividade extrema, como a colisão de duas estrelas de nêutrons, é governada pela Segunda Lei da Termodinâmica Generalizada. No modelo Yluthoor, a densidade informacional $Y$ atua como o regulador que impede o colapso catastrófico da informação durante o esmagamento da matéria.</text:p>
      <text:h text:style-name="P3" text:outline-level="4">1. O Equilíbrio da Entropia (<text:span text:style-name="T1">$S$</text:span>) e o Parâmetro <text:span text:style-name="T1">$\nu_X$</text:span></text:h>
      <text:p text:style-name="P4">A entropia de um horizonte de eventos (ou de uma região de densidade crítica) é dada pela relação de Bekenstein-Hawking:</text:p>
      <text:p text:style-name="P2">$$S = \frac{k_B A}{4 L_P^2}$$</text:p>
      <text:p text:style-name="P4">Onde $A$ é a área e $L_P$ é o comprimento de Planck. No contexto do Yluthoor, a variação da área $\Delta A$ durante a colisão das estrelas de nêutrons gera uma instabilidade informacional.</text:p>
      <text:p text:style-name="P2">O nosso parâmetro de acoplamento calibrado em <text:span text:style-name="T2">$\nu_X = (3,2 \pm 0,4) \times 10^{-10}$</text:span> garante que o fluxo informacional $X$ compense a variação da entropia geométrica. Sem este acoplamento, a densidade extrema levaria a uma singularidade nua ou a uma violação do limite informacional. O $\nu_X$ atua como a "viscosidade" que suaviza a perturbação do tecido espaço-tempo em escala $L_P$.</text:p>
      <text:h text:style-name="P3" text:outline-level="4">2. Dissipação e Relaxamento via <text:span text:style-name="T1">$\mu_X$</text:span></text:h>
      <text:p text:style-name="P2">A dissipação medida de <text:span text:style-name="T2">$\mu_X = 0,045$</text:span> é fundamental para o <text:span text:style-name="T2">processo-r</text:span> (nucleossíntese). Durante a ejeção de massa da Kilonova:</text:p>
      <text:list text:style-name="L1">
        <text:list-item>
          <text:p text:style-name="P5">Se $\mu_X$ fosse muito alto, a energia informacional se dissiparia antes de estabilizar os núcleos pesados.</text:p>
        </text:list-item>
        <text:list-item>
          <text:p text:style-name="P5">Com o valor de $0,045$, o sistema permite um "relaxamento do vácuo". Isso mantém o ambiente rico em nêutrons estável por tempo suficiente para que o ouro e a platina sejam forjados antes da expansão térmica resfriar o sistema.</text:p>
        </text:list-item>
      </text:list>
      <text:h text:style-name="P3" text:outline-level="4">3. Regularização no Ponto Crítico (<text:span text:style-name="T1">$\epsilon$</text:span>)</text:h>
      <text:p text:style-name="P2">O termo de regularização <text:span text:style-name="T2">$\epsilon = 1,1 \times 10^{-12}$</text:span> entra em jogo no momento exato da colisão (o "start" da reação). Ele garante que, mesmo quando a densidade local tende ao infinito (singularidade iminente), as equações do Yluthoor permaneçam finitas, permitindo que a perturbação seja transmitida como ondas gravitacionais de amplitude coerente.</text:p>
      <text:p text:style-name="Horizontal_20_Line"/>
      <text:h text:style-name="P6" text:outline-level="3">Conclusão Técnica </text:h>
      <text:p text:style-name="P2">Os dados do MCMC demonstram que o <text:span text:style-name="T2">Yluthoor</text:span> não é apenas um modelo cosmológico, mas uma teoria de <text:span text:style-name="T2">gravidade efetiva informacional</text:span>. A densidade $\Omega_{I,0} \approx 0,68$ não é uma "constante" morta, mas um reservatório de informação que interage com a matéria bariônica através de $\nu_X$.</text:p>
      <text:p text:style-name="P7"><text:soft-page-break/>O Yluthoor explica a face da causa do singular ao propor que a perturbação do espaço-tempo em $L_P$ é a válvula de escape que converte densidade extrema em radiação gravitacional e complexidade atômica (processo-r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25:24.328413400</meta:creation-date>
    <dc:date>2025-12-26T20:26:57.442510100</dc:date>
    <meta:editing-duration>PT1M33S</meta:editing-duration>
    <meta:editing-cycles>1</meta:editing-cycles>
    <meta:document-statistic meta:table-count="0" meta:image-count="0" meta:object-count="0" meta:page-count="2" meta:paragraph-count="16" meta:word-count="408" meta:character-count="2576" meta:non-whitespace-character-count="2185"/>
    <meta:generator>LibreOffice/25.8.3.2$Windows_X86_64 LibreOffice_project/8ca8d55c161d602844f5428fa4b58097424e324e</meta:generator>
  </office:meta>
</office:document-meta>
</file>